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5.709cm" fo:margin-left="0cm" fo:break-before="page" table:align="left"/>
    </style:style>
    <style:style style:name="Tableau3.A" style:family="table-column">
      <style:table-column-properties style:column-width="2.096cm"/>
    </style:style>
    <style:style style:name="Tableau3.B" style:family="table-column">
      <style:table-column-properties style:column-width="10.804cm"/>
    </style:style>
    <style:style style:name="Tableau3.C" style:family="table-column">
      <style:table-column-properties style:column-width="5.997cm"/>
    </style:style>
    <style:style style:name="Tableau3.D" style:family="table-column">
      <style:table-column-properties style:column-width="3.558cm"/>
    </style:style>
    <style:style style:name="Tableau3.E" style:family="table-column">
      <style:table-column-properties style:column-width="3.254cm"/>
    </style:style>
    <style:style style:name="Tableau3.A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02cm" table:align="margins"/>
    </style:style>
    <style:style style:name="Tableau1.A" style:family="table-column">
      <style:table-column-properties style:column-width="13.351cm" style:rel-column-width="3276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1pt" officeooo:rsid="00051678" officeooo:paragraph-rsid="00228a9e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5" style:family="paragraph" style:parent-style-name="Table_20_Contents">
      <style:text-properties officeooo:rsid="00047028" officeooo:paragraph-rsid="00228a9e"/>
    </style:style>
    <style:style style:name="P6" style:family="paragraph" style:parent-style-name="Table_20_Contents">
      <style:text-properties fo:font-size="11pt" officeooo:rsid="0015a38b" officeooo:paragraph-rsid="00228a9e" style:font-size-asian="11pt" style:font-size-complex="11pt"/>
    </style:style>
    <style:style style:name="P7" style:family="paragraph" style:parent-style-name="Table_20_Contents">
      <style:text-properties fo:font-size="11pt" officeooo:rsid="0036836d" officeooo:paragraph-rsid="00228a9e" style:font-size-asian="11pt" style:font-size-complex="11pt"/>
    </style:style>
    <style:style style:name="P8" style:family="paragraph" style:parent-style-name="Table_20_Contents">
      <style:text-properties fo:font-size="11pt" officeooo:rsid="00146009" officeooo:paragraph-rsid="00228a9e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15%" style:writing-mode="page"/>
      <style:text-properties fo:font-size="11pt" officeooo:rsid="00047028" officeooo:paragraph-rsid="00228a9e" style:font-size-asian="11pt" style:font-size-complex="11pt"/>
    </style:style>
    <style:style style:name="P11" style:family="paragraph" style:parent-style-name="Table_20_Contents">
      <style:paragraph-properties fo:line-height="115%" style:writing-mode="page"/>
      <style:text-properties fo:font-size="11pt" officeooo:paragraph-rsid="00228a9e" style:font-size-asian="11pt" style:font-size-complex="11pt"/>
    </style:style>
    <style:style style:name="P12" style:family="paragraph" style:parent-style-name="Table_20_Contents">
      <style:paragraph-properties fo:line-height="150%" style:writing-mode="page"/>
      <style:text-properties fo:font-size="12pt" officeooo:rsid="00047028" officeooo:paragraph-rsid="00228a9e" style:font-size-asian="12pt" style:font-size-complex="12pt"/>
    </style:style>
    <style:style style:name="P13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14" style:family="paragraph" style:parent-style-name="Table_20_Contents">
      <style:text-properties fo:font-size="11pt" officeooo:rsid="000f91e2" officeooo:paragraph-rsid="00228a9e" style:font-size-asian="11pt" style:font-size-complex="11pt"/>
    </style:style>
    <style:style style:name="P15" style:family="paragraph" style:parent-style-name="Table_20_Contents">
      <style:text-properties fo:font-size="11pt" officeooo:paragraph-rsid="00228a9e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officeooo:rsid="0010d609" officeooo:paragraph-rsid="00228a9e"/>
    </style:style>
    <style:style style:name="P17" style:family="paragraph" style:parent-style-name="Table_20_Contents">
      <style:paragraph-properties fo:text-align="center" style:justify-single-word="false"/>
      <style:text-properties officeooo:rsid="002748cf" officeooo:paragraph-rsid="002748cf"/>
    </style:style>
    <style:style style:name="P18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19" style:family="paragraph" style:parent-style-name="Standard">
      <style:text-properties officeooo:paragraph-rsid="00228a9e"/>
    </style:style>
    <style:style style:name="P20" style:family="paragraph" style:parent-style-name="Standard">
      <style:text-properties fo:font-size="11pt" fo:font-style="normal" fo:font-weight="normal" officeooo:rsid="0012c5cd" officeooo:paragraph-rsid="00228a9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officeooo:paragraph-rsid="0024a411" style:font-weight-asian="bold" style:font-weight-complex="bold"/>
    </style:style>
    <style:style style:name="P22" style:family="paragraph" style:parent-style-name="Standard">
      <style:text-properties fo:font-weight="bold" officeooo:paragraph-rsid="00262038" style:font-weight-asian="bold" style:font-weight-complex="bold"/>
    </style:style>
    <style:style style:name="P23" style:family="paragraph" style:parent-style-name="Standard">
      <style:text-properties officeooo:paragraph-rsid="00262038"/>
    </style:style>
    <style:style style:name="P24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normal" officeooo:rsid="0027e174" officeooo:paragraph-rsid="0027e17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5a38b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1pt" fo:font-style="normal" fo:font-weight="normal" officeooo:rsid="0027e174" officeooo:paragraph-rsid="0027e17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1pt" fo:font-style="normal" fo:font-weight="bold" officeooo:rsid="0027e174" officeooo:paragraph-rsid="0027e174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0e438b" officeooo:paragraph-rsid="0029a83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876c5" officeooo:paragraph-rsid="002876c5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876c5" officeooo:paragraph-rsid="002876c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0e438b" officeooo:paragraph-rsid="0029a83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9a834" officeooo:paragraph-rsid="0029a83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break-before="page"/>
      <style:text-properties officeooo:paragraph-rsid="00228a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fo:font-weight="bold" officeooo:rsid="0029a834" style:font-weight-asian="bold" style:font-weight-complex="bold"/>
    </style:style>
    <style:style style:name="T4" style:family="text">
      <style:text-properties officeooo:rsid="00047028"/>
    </style:style>
    <style:style style:name="T5" style:family="text">
      <style:text-properties officeooo:rsid="0019069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22cfef" style:font-size-asian="10pt" style:font-size-complex="10pt"/>
    </style:style>
    <style:style style:name="T8" style:family="text">
      <style:text-properties officeooo:rsid="00241e2d"/>
    </style:style>
    <style:style style:name="T9" style:family="text">
      <style:text-properties officeooo:rsid="00262038"/>
    </style:style>
    <style:style style:name="T10" style:family="text">
      <style:text-properties officeooo:rsid="0029a8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9"><text:span text:style-name="T5">F</text:span>ICHE DE PRÉPAR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5" office:value-type="string">
            <text:p text:style-name="P13"><text:span text:style-name="T1">Classe</text:span> :CM2</text:p>
          </table:table-cell>
          <table:table-cell table:style-name="Tableau3.B2" table:number-columns-spanned="3" office:value-type="string">
            <text:p text:style-name="P18"><text:span text:style-name="T1">Titre </text:span>: <text:span text:style-name="T8">Activité d’informatique débranchée</text:span></text:p>
          </table:table-cell>
          <table:covered-table-cell/>
          <table:covered-table-cell/>
          <table:table-cell table:style-name="Tableau3.E2" office:value-type="string">
            <text:p text:style-name="P12"><text:span text:style-name="T1">Séance </text:span><text:span text:style-name="T3">n°</text:span></text:p>
          </table:table-cell>
        </table:table-row>
        <table:table-row>
          <table:table-cell table:style-name="Tableau3.A3" table:number-columns-spanned="5" office:value-type="string">
            <text:p text:style-name="P10"><text:span text:style-name="T1">Domaine du socle commun </text:span>: Comprendre, s’exprimer en utilisant les langages mathématiques, scientifiques et informatiques.</text:p>
            <text:p text:style-name="P10"><text:span text:style-name="T1">Domaine disciplinaire</text:span> : <text:span text:style-name="T8">Mathématiques</text:span></text:p>
            <text:p text:style-name="P10"><text:span text:style-name="T1">Compétences travaillées</text:span> : </text:p>
            <text:p text:style-name="P11"><text:span text:style-name="T2">Objectifs </text:span><text:span text:style-name="T4">: <text:s/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4">DÉROULEMENT</text:p>
          </table:table-cell>
          <table:covered-table-cell/>
          <table:table-cell table:style-name="Tableau3.C4" office:value-type="string">
            <text:p text:style-name="P16">TACHE DE L’ÉLÈVE</text:p>
            <text:p text:style-name="P17">attendue/supposée</text:p>
          </table:table-cell>
          <table:table-cell table:style-name="Tableau3.D4" office:value-type="string">
            <text:p text:style-name="P4">MATÉRIEL</text:p>
          </table:table-cell>
          <table:table-cell table:style-name="Tableau3.E4" office:value-type="string">
            <text:p text:style-name="P4">NOTES</text:p>
          </table:table-cell>
        </table:table-row>
        <table:table-row>
          <table:table-cell table:style-name="Tableau3.A5" office:value-type="string">
            <text:p text:style-name="P5"><text:span text:style-name="T1">Temps </text:span>: </text:p>
          </table:table-cell>
          <table:table-cell table:style-name="Tableau3.B5" office:value-type="string">
            <text:p text:style-name="P24"><text:span text:style-name="T7">P</text:span><text:span text:style-name="T6">résentation et explication de l’activité</text:span></text:p>
            <text:p text:style-name="P24"><text:span text:style-name="T6">Phase orale</text:span></text:p>
            <text:p text:style-name="P25"><text:span text:style-name="T6">L’activité est expliquée aux élèves. Un exemple peut permettre aux élèves de mieux s’approprier la consigne. Une reformulation par les élèves peut aussi être bénéfique pour s’assurer de leur compréhension.</text:span></text:p>
          </table:table-cell>
          <table:table-cell table:style-name="Tableau3.C5" office:value-type="string">
            <text:p text:style-name="P20"/>
          </table:table-cell>
          <table:table-cell table:style-name="Tableau3.D5" office:value-type="string">
            <text:p text:style-name="P14"/>
          </table:table-cell>
          <table:table-cell table:style-name="Tableau3.E5" office:value-type="string">
            <text:p text:style-name="P27"/>
          </table:table-cell>
        </table:table-row>
        <table:table-row>
          <table:table-cell table:style-name="Tableau3.A7" office:value-type="string">
            <text:p text:style-name="P5"><text:span text:style-name="T1">Temps </text:span>: </text:p>
          </table:table-cell>
          <table:table-cell table:style-name="Tableau3.B7" office:value-type="string">
            <text:p text:style-name="P29"><text:span text:style-name="T6">En groupe/par îlots</text:span></text:p>
            <text:p text:style-name="P28"><text:span text:style-name="T6">Les élèves réalisent l’activité proposée.</text:span></text:p>
          </table:table-cell>
          <table:table-cell table:style-name="Tableau3.C7" office:value-type="string">
            <text:p text:style-name="P26"/>
          </table:table-cell>
          <table:table-cell table:style-name="Tableau3.D7" office:value-type="string">
            <text:p text:style-name="P6"/>
          </table:table-cell>
          <table:table-cell table:style-name="Tableau3.E7" office:value-type="string">
            <text:p text:style-name="P6"/>
          </table:table-cell>
        </table:table-row>
        <table:table-row>
          <table:table-cell table:style-name="Tableau3.A7" office:value-type="string">
            <text:p text:style-name="P5"><text:span text:style-name="T1">Temps </text:span>: </text:p>
          </table:table-cell>
          <table:table-cell table:style-name="Tableau3.B7" office:value-type="string">
            <text:p text:style-name="P31">Mise en commun</text:p>
            <text:p text:style-name="P32">Bilan de ce qui a été expérimenté. <text:span text:style-name="T10">Si besoin, relance d’une phase de recherche en modifiant une variable ou en prolongeant l’activité.</text:span></text:p>
          </table:table-cell>
          <table:table-cell table:style-name="Tableau3.C7" office:value-type="string">
            <text:p text:style-name="P3"/>
          </table:table-cell>
          <table:table-cell table:style-name="Tableau3.D7" office:value-type="string">
            <text:p text:style-name="P2"/>
          </table:table-cell>
          <table:table-cell table:style-name="Tableau3.E7" office:value-type="string">
            <text:p text:style-name="P15"/>
          </table:table-cell>
        </table:table-row>
        <table:table-row>
          <table:table-cell table:style-name="Tableau3.A8" office:value-type="string">
            <text:p text:style-name="P5"><text:span text:style-name="T1">Temps </text:span>: </text:p>
          </table:table-cell>
          <table:table-cell table:style-name="Tableau3.B8" office:value-type="string">
            <text:p text:style-name="P30">Clôture </text:p>
            <text:p text:style-name="P33"><text:span text:style-name="T10">Moment de synthèse où l’on fait le bilan de ce qui a été fait et où l’on montre le lien entre l’activité et la notion informatique approchée.</text:span></text:p>
            <text:p text:style-name="P34">Une trace écrite à trous permet aux élèves de réfléchir à ce qu’ils ont appris/vécu.</text:p>
          </table:table-cell>
          <table:table-cell table:style-name="Tableau3.C8" office:value-type="string">
            <text:p text:style-name="P3"/>
          </table:table-cell>
          <table:table-cell table:style-name="Tableau3.D8" office:value-type="string">
            <text:p text:style-name="P7"/>
          </table:table-cell>
          <table:table-cell table:style-name="Tableau3.E8" office:value-type="string">
            <text:p text:style-name="P8"/>
          </table:table-cell>
        </table:table-row>
      </table:table>
      <text:p text:style-name="P1"/>
      <text:p text:style-name="P35"/>
      <table:table table:name="Tableau1" table:style-name="Tableau1">
        <table:table-column table:style-name="Tableau1.A" table:number-columns-repeated="2"/>
        <table:table-row>
          <table:table-cell table:style-name="Tableau1.A1" table:number-columns-spanned="2" office:value-type="string">
            <text:p text:style-name="P21">Compétences travaillées <text:span text:style-name="T9">en mathématiques</text:span></text:p>
          </table:table-cell>
          <table:covered-table-cell/>
        </table:table-row>
        <table:table-row>
          <table:table-cell table:style-name="Tableau1.A2" office:value-type="string">
            <text:p text:style-name="P22">Chercher</text:p>
            <text:p text:style-name="P23">• prélever et organiser les informations nécessaires à la résolution de problèmes à partir de supports variés : textes, tableaux, diagrammes, graphiques, dessins, schémas, etc ;</text:p>
            <text:p text:style-name="P23">• s’engager dans une démarche, observer, questionner, manipuler, expérimenter, émettre des hypothèses, en mobilisant des outils ou des procédures mathématiques déjà rencontrées, en élaborant un raisonnement adapté à une situation nouvelle ;</text:p>
            <text:p text:style-name="P23">• tester, essayer plusieurs pistes de résolution.</text:p>
          </table:table-cell>
          <table:table-cell table:style-name="Tableau1.B2" office:value-type="string">
            <text:p text:style-name="P22">Raisonner</text:p>
            <text:p text:style-name="P23">• résoudre des problèmes nécessitant l’organisation de données multiples ou la <text:span text:style-name="T10">c</text:span>onstruction d’une démarche qui combine des étapes de raisonnement ;</text:p>
            <text:p text:style-name="P23">• en géométrie, passer progressivement de la perception au contrôle par les</text:p>
            <text:p text:style-name="P23">instruments pour amorcer des raisonnements s’appuyant uniquement sur des</text:p>
            <text:p text:style-name="P23">propriétés des figures et sur des relations entre objets ;</text:p>
            <text:p text:style-name="P23">• progresser collectivement dans une investigation en sachant prendre en compte le point de vue d’autrui ;</text:p>
            <text:p text:style-name="P23">• justifier ses affirmations et rechercher la validité des informations dont on</text:p>
            <text:p text:style-name="P23">dispose.</text:p>
          </table:table-cell>
        </table:table-row>
        <table:table-row>
          <table:table-cell table:style-name="Tableau1.A2" office:value-type="string">
            <text:p text:style-name="P22">Modéliser</text:p>
            <text:p text:style-name="P23">• utiliser les mathématiques pour résoudre quelques problèmes issus de situations de la vie quotidienne ;</text:p>
            <text:p text:style-name="P23">• reconnaître et distinguer des problèmes relevant de situations additives,</text:p>
            <text:p text:style-name="P23">multiplicatives, de proportionnalité ;</text:p>
            <text:p text:style-name="P23">• reconnaître des situations réelles pouvant être modélisées par des relations</text:p>
            <text:p text:style-name="P23">géométriques (alignement, parallélisme, perpendicularité, symétrie) ;</text:p>
            <text:p text:style-name="P23">• utiliser des propriétés géométriques pour reconnaître des objets.</text:p>
          </table:table-cell>
          <table:table-cell table:style-name="Tableau1.B2" office:value-type="string">
            <text:p text:style-name="P22">Calculer</text:p>
            <text:p text:style-name="P23">• calculer avec des nombres décimaux et des fractions simples de manière exacte ou approchée, en utilisant des stratégies ou des techniques appropriées</text:p>
            <text:p text:style-name="P23">(mentalement, en ligne, ou en posant les opérations) ;</text:p>
            <text:p text:style-name="P23">• contrôler la vraisemblance de ses résultats ;</text:p>
            <text:p text:style-name="P23">• utiliser une calculatrice pour trouver ou vérifier un résultat.</text:p>
          </table:table-cell>
        </table:table-row>
        <table:table-row>
          <table:table-cell table:style-name="Tableau1.A2" office:value-type="string">
            <text:p text:style-name="P22">Représenter</text:p>
            <text:p text:style-name="P23">• utiliser des outils pour représenter un problème : dessins, schémas, diagrammes, graphiques, écritures avec parenthésages, etc. ;</text:p>
            <text:p text:style-name="P23">• produire et utiliser diverses représentations des fractions simples et des nombres décimaux ;</text:p>
            <text:p text:style-name="P23">• analyser une figure plane sous différents aspects (surface, contour de celle-ci, lignes et points) ;</text:p>
            <text:p text:style-name="P23">• reconnaître et utiliser des premiers éléments de codages d’une figure plane ou d’un solide ;</text:p>
            <text:p text:style-name="P23">• utiliser et produire des représentations de solides et de situations spatiales.</text:p>
          </table:table-cell>
          <table:table-cell table:style-name="Tableau1.B2" office:value-type="string">
            <text:p text:style-name="P22">Communiquer</text:p>
            <text:p text:style-name="P23">• utiliser progressivement un vocabulaire adéquat et/ou des notations adaptées pour décrire une situation, exposer une argumentation ;</text:p>
            <text:p text:style-name="P23">• expliquer sa démarche ou son raisonnement, comprendre les explications d’un autre et argumenter dans l’échange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8-12-09T14:01:58.430842320</dc:date>
    <dc:creator>Armelle Quinson</dc:creator>
    <meta:editing-duration>PT1H56M13S</meta:editing-duration>
    <meta:editing-cycles>16</meta:editing-cycles>
    <meta:generator>LibreOffice/5.4.3.2$Linux_X86_64 LibreOffice_project/40m0$Build-2</meta:generator>
    <meta:document-statistic meta:table-count="2" meta:image-count="0" meta:object-count="0" meta:page-count="2" meta:paragraph-count="61" meta:word-count="537" meta:character-count="3671" meta:non-whitespace-character-count="3187"/>
  </office:meta>
</office:document-meta>
</file>